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1.5972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Pairwis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irwi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enginePerformance</text:p>
          </table:table-cell>
          <table:table-cell table:style-name="ce1" office:value-type="string" calcext:value-type="string">
            <text:p>dateOfManufacture</text:p>
          </table:table-cell>
          <table:table-cell table:style-name="ce1" office:value-type="string" calcext:value-type="string">
            <text:p>numberOfSeats</text:p>
          </table:table-cell>
          <table:table-cell table:style-name="ce1" office:value-type="string" calcext:value-type="string">
            <text:p>fuelType</text:p>
          </table:table-cell>
          <table:table-cell table:style-name="ce1" office:value-type="string" calcext:value-type="string">
            <text:p>listPrice</text:p>
          </table:table-cell>
          <table:table-cell table:style-name="ce1" office:value-type="string" calcext:value-type="string">
            <text:p>licensePlateNumber</text:p>
          </table:table-cell>
          <table:table-cell table:style-name="ce1" office:value-type="string" calcext:value-type="string">
            <text:p>annualMileage</text:p>
          </table:table-cell>
          <table:table-cell table:style-name="ce1" office:value-type="string" calcext:value-type="string">
            <text:p>redirect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,1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je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true,</text:p>
          </table:table-cell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2">
          <table:table-cell table:style-name="ce1" office:value-type="string" calcext:value-type="string">
            <text:p>,2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50 anos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dia anterior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oje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amanhã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+50 anos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2" office:value-type="string" calcext:value-type="string">
            <text:p>ab!@/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53.245.165</text:p>
          </table:table-cell>
          <table:table-cell table:style-name="ce2" office:value-type="string" calcext:value-type="string">
            <text:p>ddMMaaaa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8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MM/dd/aaaa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00.425.111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-1000" calcext:value-type="float">
            <text:p>-1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9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a anterior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-1000" calcext:value-type="float">
            <text:p>-1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10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11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manhã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00.425.111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12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+50 anos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13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14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53.245.165</text:p>
          </table:table-cell>
          <table:table-cell table:style-name="ce2" office:value-type="string" calcext:value-type="string">
            <text:p>MM/dd/aaaa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1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16</text:p>
          </table:table-cell>
          <table:table-cell table:style-name="ce2" office:value-type="string" calcext:value-type="string">
            <text:p>valor válid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17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50 anos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ab!@/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18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amanhã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19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+50 anos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20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b!@/</text:p>
          </table:table-cell>
          <table:table-cell table:style-name="ce2" office:value-type="float" office:value="-1000" calcext:value-type="float">
            <text:p>-1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21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MM/dd/aaaa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499" calcext:value-type="float">
            <text:p>499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22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53.245.165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2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24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50 anos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00.425.11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2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a anterior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26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je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27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28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00.425.111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29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0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53.245.16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1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-50 anos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float" office:value="-1000" calcext:value-type="float">
            <text:p>-1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2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a anterior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string" calcext:value-type="string">
            <text:p>ab!@/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3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manhã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4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+50 anos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6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7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53.245.165</text:p>
          </table:table-cell>
          <table:table-cell table:style-name="ce2" office:value-type="string" calcext:value-type="string">
            <text:p>-50 anos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8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dia anterior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39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0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manhã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00.425.111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1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+50 anos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float" office:value="-1000" calcext:value-type="float">
            <text:p>-1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2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ddMMaaaa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M/dd/aaaa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b!@/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4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-50 anos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00.425.111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53.245.165</text:p>
          </table:table-cell>
          <table:table-cell table:style-name="ce2" office:value-type="string" calcext:value-type="string">
            <text:p>dia anterior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6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hoje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!@/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7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manhã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8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+50 anos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49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0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1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2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-1000" calcext:value-type="float">
            <text:p>-1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53.245.165</text:p>
          </table:table-cell>
          <table:table-cell table:style-name="ce2" office:value-type="string" calcext:value-type="string">
            <text:p>hoje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4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amanhã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-1000" calcext:value-type="float">
            <text:p>-1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+50 anos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6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7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00.425.111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8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ab!@/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59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0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-50 anos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1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dia anterior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2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+50 anos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3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dMMaaaa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4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M/dd/aaaa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5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-1000" calcext:value-type="float">
            <text:p>-1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6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valor váli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7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50 anos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8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dia anterior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69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0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153.245.165</text:p>
          </table:table-cell>
          <table:table-cell table:style-name="ce2" office:value-type="string" calcext:value-type="string">
            <text:p>amanhã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00.425.111</text:p>
          </table:table-cell>
          <table:table-cell table:style-name="ce2" office:value-type="string" calcext:value-type="string">
            <text:p>ab!@/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1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MM/dd/aaaa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2</text:p>
          </table:table-cell>
          <table:table-cell table:style-name="ce2" office:value-type="string" calcext:value-type="string">
            <text:p>- please select -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2" office:value-type="string" calcext:value-type="string">
            <text:p>aaaaaaaaaaaaaaaaaaaaaaaaaaaaaaaaaaaaaaaaaaaaaaaaaaaaaaaaaaaaaa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3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string" calcext:value-type="string">
            <text:p>ab!@/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4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-50 anos</text:p>
          </table:table-cell>
          <table:table-cell table:number-columns-repeated="2"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00.425.11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00001" calcext:value-type="float">
            <text:p>100001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5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a anterior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6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hoje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-1000" calcext:value-type="float">
            <text:p>-10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7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amanhã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8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153.245.165</text:p>
          </table:table-cell>
          <table:table-cell table:style-name="ce2" office:value-type="string" calcext:value-type="string">
            <text:p>+50 anos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2">
          <table:table-cell table:style-name="ce1" office:value-type="string" calcext:value-type="string">
            <text:p>,79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ddMMaaaa</text:p>
          </table:table-cell>
          <table:table-cell table:style-name="ce2" office:value-type="string" calcext:value-type="string">
            <text:p>valor válido</text:p>
          </table:table-cell>
          <table:table-cell table:style-name="ce2" office:value-type="string" calcext:value-type="string">
            <text:p>- please select 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false,</text:p>
          </table:table-cell>
          <table:table-cell table:style-name="ce1"/>
          <table:table-cell table:number-columns-repeated="2"/>
          <table:table-cell table:style-name="ce2" table:number-columns-repeated="101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airwise.A1:Pairwise.J8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irwise" style:display-name="PageStyle_Pairwi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irwise Online Tool</meta:initial-creator>
    <meta:creation-date>2022-12-11T20:28:46</meta:creation-date>
    <dc:date>2022-12-11T17:36:11.693256533</dc:date>
    <dc:title>Generated Pairwise</dc:title>
    <dc:description>Generated Pairwise by https://pairwise.teremokgames.com</dc:description>
    <dc:subject>Generated Pairwise</dc:subject>
    <meta:keyword>Pairwise</meta:keyword>
    <meta:keyword>Online</meta:keyword>
    <meta:keyword>Tool</meta:keyword>
    <meta:generator>LibreOffice/7.2.6.2$Linux_X86_64 LibreOffice_project/20$Build-2</meta:generator>
    <meta:editing-duration>PT6M19S</meta:editing-duration>
    <meta:editing-cycles>3</meta:editing-cycles>
    <meta:document-statistic meta:table-count="1" meta:cell-count="800" meta:object-count="0"/>
    <meta:user-defined meta:name="AppVersion">12.0000</meta:user-defined>
    <meta:user-defined meta:name="Company">Microsoft Corporation</meta:user-defined>
    <meta:user-defined meta:name="OOXMLCorePropertyCategory">Pairwise Online Tool</meta:user-defined>
  </office:meta>
</office:document-meta>
</file>